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01pt"/>
    </style:style>
    <style:style style:name="co3" style:family="table-column">
      <style:table-column-properties fo:break-before="auto" style:column-width="7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with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06" calcext:value-type="float">
            <text:p>39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44" calcext:value-type="float">
            <text:p>28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356" calcext:value-type="float">
            <text:p>54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48" calcext:value-type="float">
            <text:p>22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898" calcext:value-type="float">
            <text:p>44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4" calcext:value-type="float">
            <text:p>503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837" calcext:value-type="float">
            <text:p>42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09" calcext:value-type="float">
            <text:p>19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36" calcext:value-type="float">
            <text:p>15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14" calcext:value-type="float">
            <text:p>26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37" calcext:value-type="float">
            <text:p>28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739" calcext:value-type="float">
            <text:p>45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932" calcext:value-type="float">
            <text:p>39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560" calcext:value-type="float">
            <text:p>53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07" calcext:value-type="float">
            <text:p>28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6" calcext:value-type="float">
            <text:p>199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403" calcext:value-type="float">
            <text:p>404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550" calcext:value-type="float">
            <text:p>695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468" calcext:value-type="float">
            <text:p>214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92" calcext:value-type="float">
            <text:p>19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639" calcext:value-type="float">
            <text:p>456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655" calcext:value-type="float">
            <text:p>236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720" calcext:value-type="float">
            <text:p>317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73" calcext:value-type="float">
            <text:p>19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81" calcext:value-type="float">
            <text:p>14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807" calcext:value-type="float">
            <text:p>18807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when it scored the best (cosine + emd)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50" calcext:value-type="float">
            <text:p>450</text:p>
          </table:table-cell>
          <table:table-cell table:formula="of:=['Best Models'.B2]/2" office:value-type="float" office:value="225" calcext:value-type="float">
            <text:p>225</text:p>
          </table:table-cell>
          <table:table-cell table:formula="of:=ROUND((['Best Models'.C2]/['Best Models'.C$6])*100;1)"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6" calcext:value-type="float">
            <text:p>206</text:p>
          </table:table-cell>
          <table:table-cell table:formula="of:=['Best Models'.B3]/2" office:value-type="float" office:value="103" calcext:value-type="float">
            <text:p>103</text:p>
          </table:table-cell>
          <table:table-cell table:formula="of:=ROUND((['Best Models'.C3]/['Best Models'.C$6])*100;1)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612" calcext:value-type="float">
            <text:p>612</text:p>
          </table:table-cell>
          <table:table-cell table:formula="of:=['Best Models'.B4]/2" office:value-type="float" office:value="306" calcext:value-type="float">
            <text:p>306</text:p>
          </table:table-cell>
          <table:table-cell table:formula="of:=ROUND((['Best Models'.C4]/['Best Models'.C$6])*100;1)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716" calcext:value-type="float">
            <text:p>716</text:p>
          </table:table-cell>
          <table:table-cell table:formula="of:=['Best Models'.B5]/2" office:value-type="float" office:value="358" calcext:value-type="float">
            <text:p>358</text:p>
          </table:table-cell>
          <table:table-cell table:formula="of:=ROUND((['Best Models'.C5]/['Best Models'.C$6])*100;1)" office:value-type="float" office:value="36.1" calcext:value-type="float">
            <text:p>36.1</text:p>
          </table:table-cell>
        </table:table-row>
        <table:table-row table:style-name="ro1">
          <table:table-cell table:number-columns-repeated="2"/>
          <table:table-cell table:formula="of:=SUM(['Best Models'.C2:.C5])" office:value-type="float" office:value="992" calcext:value-type="float">
            <text:p>992</text:p>
          </table:table-cell>
          <table:table-cell/>
        </table:table-row>
        <table:table-row table:style-name="ro1">
          <table:table-cell table:number-columns-repeated="2"/>
          <table:table-cell table:formula="of:=31*32" office:value-type="float" office:value="992" calcext:value-type="float">
            <text:p>992</text:p>
          </table:table-cell>
          <table:table-cell/>
        </table:table-row>
      </table:table>
      <table:table table:name="Model Error Averag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3621" calcext:value-type="float">
            <text:p>17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7443578166346" calcext:value-type="float">
            <text:p>28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7952" calcext:value-type="float">
            <text:p>18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1.2157989009734" calcext:value-type="float">
            <text:p>31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2461" calcext:value-type="float">
            <text:p>17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5040217984107" calcext:value-type="float">
            <text:p>24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8869" calcext:value-type="float">
            <text:p>13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336887667256" calcext:value-type="float">
            <text:p>24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602" calcext:value-type="float">
            <text:p>2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8832331011372" calcext:value-type="float">
            <text:p>27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637" calcext:value-type="float">
            <text:p>15.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0956190786054" calcext:value-type="float">
            <text:p>26.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9209" calcext:value-type="float">
            <text:p>17.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7432014096168" calcext:value-type="float">
            <text:p>26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1216" calcext:value-type="float">
            <text:p>22.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0.9821019941761" calcext:value-type="float">
            <text:p>30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1533" calcext:value-type="float">
            <text:p>19.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6063149975192" calcext:value-type="float">
            <text:p>26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233" calcext:value-type="float">
            <text:p>13.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7749215402911" calcext:value-type="float">
            <text:p>23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6555" calcext:value-type="float">
            <text:p>19.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7615130639845" calcext:value-type="float">
            <text:p>28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665" calcext:value-type="float">
            <text:p>19.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1664470549553" calcext:value-type="float">
            <text:p>29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227" calcext:value-type="float">
            <text:p>19.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6351905330535" calcext:value-type="float">
            <text:p>25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0391" calcext:value-type="float">
            <text:p>20.0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4.6961113099129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5686" calcext:value-type="float">
            <text:p>21.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1553241360572" calcext:value-type="float">
            <text:p>28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1333" calcext:value-type="float">
            <text:p>17.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6771835819367" calcext:value-type="float">
            <text:p>25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8992" calcext:value-type="float">
            <text:p>18.9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0083054573305" calcext:value-type="float">
            <text:p>28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13" calcext:value-type="float">
            <text:p>19.3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8704435286983" calcext:value-type="float">
            <text:p>27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6446" calcext:value-type="float">
            <text:p>15.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5440813495267" calcext:value-type="float">
            <text:p>25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9648" calcext:value-type="float">
            <text:p>20.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0.3269490272768" calcext:value-type="float">
            <text:p>30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2659" calcext:value-type="float">
            <text:p>16.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2667269552908" calcext:value-type="float">
            <text:p>26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7013" calcext:value-type="float">
            <text:p>22.7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1.2229061741983" calcext:value-type="float">
            <text:p>31.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6739" calcext:value-type="float">
            <text:p>17.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0849133153116" calcext:value-type="float">
            <text:p>28.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3249" calcext:value-type="float">
            <text:p>22.3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1908886817194" calcext:value-type="float">
            <text:p>29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2682" calcext:value-type="float">
            <text:p>16.2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0416617239675" calcext:value-type="float">
            <text:p>23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2697" calcext:value-type="float">
            <text:p>20.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0046446400304" calcext:value-type="float">
            <text:p>27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501" calcext:value-type="float">
            <text:p>17.5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3271301638696" calcext:value-type="float">
            <text:p>26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8172" calcext:value-type="float">
            <text:p>16.8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8745093807097" calcext:value-type="float">
            <text:p>23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3116" calcext:value-type="float">
            <text:p>16.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2246781626055" calcext:value-type="float">
            <text:p>28.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283" calcext:value-type="float">
            <text:p>15.1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859257605768" calcext:value-type="float">
            <text:p>21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0569" calcext:value-type="float">
            <text:p>18.0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0.1932030954669" calcext:value-type="float">
            <text:p>30.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3101" calcext:value-type="float">
            <text:p>18.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6590204546528" calcext:value-type="float">
            <text:p>27.66</text:p>
          </table:table-cell>
        </table:table-row>
        <table:table-row table:style-name="ro1">
          <table:table-cell table:number-columns-repeated="2"/>
          <table:table-cell table:formula="of:=AVERAGE(['Model Error Averages'.C2:.C33])" office:value-type="float" office:value="18.283425" calcext:value-type="float">
            <text:p>18.28</text:p>
          </table:table-cell>
          <table:table-cell table:number-columns-repeated="4"/>
          <table:table-cell table:formula="of:=AVERAGE(['Model Error Averages'.H2:.H33])" office:value-type="float" office:value="27.4274233656545" calcext:value-type="float">
            <text:p>27.43</text:p>
          </table:table-cell>
        </table:table-row>
      </table:table>
      <table:table table:name="Correlation Overview xgb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2" office:value-type="string" calcext:value-type="string">
            <text:p>Cluster ID</text:p>
          </table:table-cell>
          <table:table-cell table:style-name="ce3" office:value-type="string" calcext:value-type="string" table:number-columns-spanned="2" table:number-rows-spanned="1">
            <text:p>Cosine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MD</text:p>
          </table:table-cell>
          <table:covered-table-cell table:style-name="ce4"/>
        </table:table-row>
        <table:table-row table:style-name="ro1">
          <table:table-cell table:style-name="ce2"/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16532258064516" calcext:value-type="float">
            <text:p>-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265158766114697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76209677419355" calcext:value-type="float">
            <text:p>-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6129032258065" calcext:value-type="float">
            <text:p>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60483870967742" calcext:value-type="float">
            <text:p>-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331854838709677" calcext:value-type="float">
            <text:p>0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798387096774194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26612903225806" calcext:value-type="float">
            <text:p>-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0.0987903225806452" calcext:value-type="float">
            <text:p>0.1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451612903225806" calcext:value-type="float">
            <text:p>-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241935483870968" calcext:value-type="float">
            <text:p>0.00</text:p>
          </table:table-cell>
          <table:table-cell office:value-type="float" office:value="0.31" calcext:value-type="float">
            <text:p>0.31</text:p>
          </table:table-cell>
          <table:table-cell office:value-type="float" office:value="0.188709677419355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91532258064516" calcext:value-type="float">
            <text:p>-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36185717985018" calcext:value-type="float">
            <text:p>-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93145161290323" calcext:value-type="float">
            <text:p>-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01209677419355" calcext:value-type="float">
            <text:p>0.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159677419354839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83467741935484" calcext:value-type="float">
            <text:p>-0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1532258064516" calcext:value-type="float">
            <text:p>-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770338922963187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653225806451613" calcext:value-type="float">
            <text:p>0.0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8467741935484" calcext:value-type="float">
            <text:p>-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" calcext:value-type="float">
            <text:p>0.33</text:p>
          </table:table-cell>
          <table:table-cell office:value-type="float" office:value="0.257661290322581" calcext:value-type="float">
            <text:p>0.2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" calcext:value-type="float">
            <text:p>-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54032258064516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0685483870967742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97983870967742" calcext:value-type="float">
            <text:p>-0.30</text:p>
          </table:table-cell>
          <table:table-cell office:value-type="float" office:value="0.33" calcext:value-type="float">
            <text:p>0.33</text:p>
          </table:table-cell>
          <table:table-cell office:value-type="float" office:value="0.280349697703798" calcext:value-type="float">
            <text:p>0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0.134274193548387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19354838709677" calcext:value-type="float">
            <text:p>-0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774193548387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0116584198151315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0.296774193548387" calcext:value-type="float">
            <text:p>0.30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39516129032258" calcext:value-type="float">
            <text:p>-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362903225806452" calcext:value-type="float">
            <text:p>0.0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70161290322581" calcext:value-type="float">
            <text:p>-0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" calcext:value-type="float">
            <text:p>0.07</text:p>
          </table:table-cell>
          <table:table-cell office:value-type="float" office:value="0.0806451612903226" calcext:value-type="float">
            <text:p>0.0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4758064516129" calcext:value-type="float">
            <text:p>-0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13306451612903" calcext:value-type="float">
            <text:p>-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46774193548387" calcext:value-type="float">
            <text:p>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145161290322581" calcext:value-type="float">
            <text:p>0.0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87052853321705" calcext:value-type="float">
            <text:p>-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0826612903225806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129032258064516" calcext:value-type="float">
            <text:p>0.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0887096774193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282258064516129" calcext:value-type="float">
            <text:p>-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-0.0721774193548387" calcext:value-type="float">
            <text:p>-0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951612903225806" calcext:value-type="float">
            <text:p>-0.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62903225806452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.0133064516129032" calcext:value-type="float">
            <text:p>0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289516129032258" calcext:value-type="float">
            <text:p>0.29</text:p>
          </table:table-cell>
          <table:table-cell office:value-type="float" office:value="0.29" calcext:value-type="float">
            <text:p>0.29</text:p>
          </table:table-cell>
          <table:table-cell office:value-type="float" office:value="-0.0612903225806452" calcext:value-type="float">
            <text:p>-0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.16</text:p>
          </table:table-cell>
          <table:table-cell office:value-type="float" office:value="0.076209677419354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04838709677419" calcext:value-type="float">
            <text:p>-0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" calcext:value-type="float">
            <text:p>0.06</text:p>
          </table:table-cell>
          <table:table-cell office:value-type="float" office:value="0.0314516129032258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95967741935484" calcext:value-type="float">
            <text:p>0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" calcext:value-type="float">
            <text:p>0.18</text:p>
          </table:table-cell>
          <table:table-cell office:value-type="float" office:value="0.108467741935484" calcext:value-type="float">
            <text:p>0.1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97177419354839" calcext:value-type="float">
            <text:p>-0.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19758064516129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252822580645161" calcext:value-type="float">
            <text:p>0.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95564516129032" calcext:value-type="float">
            <text:p>-0.30</text:p>
          </table:table-cell>
          <table:table-cell office:value-type="float" office:value="0.33" calcext:value-type="float">
            <text:p>0.33</text:p>
          </table:table-cell>
          <table:table-cell office:value-type="float" office:value="0.268548387096774" calcext:value-type="float">
            <text:p>0.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8548387096774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00806451612903" calcext:value-type="float">
            <text:p>0.01</text:p>
          </table:table-cell>
        </table:table-row>
        <table:table-row table:style-name="ro1">
          <table:table-cell/>
          <table:table-cell table:style-name="ce1" table:formula="of:=AVERAGE(['Correlation Overview xgb'.B3:.B34])" office:value-type="float" office:value="-0.014375" calcext:value-type="float">
            <text:p>-0.01</text:p>
          </table:table-cell>
          <table:table-cell table:formula="of:=AVERAGE(['Correlation Overview xgb'.C3:.C34])" office:value-type="float" office:value="-0.01640625" calcext:value-type="float">
            <text:p>-0.02</text:p>
          </table:table-cell>
          <table:table-cell table:style-name="ce1" table:formula="of:=AVERAGE(['Correlation Overview xgb'.D3:.D34])" office:value-type="float" office:value="0.0321875" calcext:value-type="float">
            <text:p>0.03</text:p>
          </table:table-cell>
          <table:table-cell table:formula="of:=AVERAGE(['Correlation Overview xgb'.E3:.E34])" office:value-type="float" office:value="0.0113401309224818" calcext:value-type="float">
            <text:p>0.01</text:p>
          </table:table-cell>
        </table:table-row>
      </table:table>
      <table:table table:name="Correlation Overview b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thod:best</text:p>
          </table:table-cell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AVERAGE(['Correlation Overview best'.C2:.C33])" office:value-type="float" office:value="0" calcext:value-type="float">
            <text:p>0.00</text:p>
          </table:table-cell>
          <table:table-cell/>
          <table:table-cell table:style-name="ce1" table:formula="of:=AVERAGE(['Correlation Overview best'.E2:.E33])" office:value-type="float" office:value="-0.0134375" calcext:value-type="float">
            <text:p>-0.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6:41:35.453987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42:29.883097295</meta:creation-date>
    <meta:generator>LibreOffice/5.1.6.2$Linux_X86_64 LibreOffice_project/10m0$Build-2</meta:generator>
    <dc:date>2018-10-16T16:51:04.676407233</dc:date>
    <meta:editing-duration>PT3H32M55S</meta:editing-duration>
    <meta:editing-cycles>7</meta:editing-cycles>
    <meta:document-statistic meta:table-count="5" meta:cell-count="563" meta:object-count="0"/>
  </office:meta>
</office:document-meta>
</file>